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BACKGROUND:</text:p>
      <text:p text:style-name="Preformatted_20_Text">I am Sunari Mulyawan Wegner, an Indonesia citizen and I came to the USA in 2013 on a Fiance Visa. I married my husband, Kurt Wegner, a US born citizen. We live at our home in the mountains of Colorado. I fulfilled all requirements of the Fiance Visa and became a Permanent Resident of the US. My children, Rayna and Levi, live in Makassar with their father. The father has full-time custody of the 2 children under the written divorce agreement. My desire is that Rayna and Levi be allowed to visit me sometimes in America and then return to their home in Indonesia.</text:p>
      <text:p text:style-name="Preformatted_20_Text"></text:p>
      <text:p text:style-name="Preformatted_20_Text">WHY RAYNA AND LEVI WERE DENIED A VISITOR VISA AT THE US CONSULATE IN SURABAYA:</text:p>
      <text:p text:style-name="Preformatted_20_Text">1) The interviewer said "You cannot get a visa, your children applied for an immigrant visa"</text:p>
      <text:p text:style-name="Preformatted_20_Text">2) The interviewer said that because I live in America "They are tied to America" </text:p>
      <text:p text:style-name="Preformatted_20_Text"></text:p>
      <text:p text:style-name="Preformatted_20_Text">1) WHAT THE INTERVIEWER SAID ABOUT APPLYING FOR AN IMMIGRANT VISA IS NOT TRUE:</text:p>
      <text:p text:style-name="Preformatted_20_Text">The interviewer looked at my immigration history in her computer and said that Kurt, my husband, applied for an immigrant visa for my children and it was "pending". Therefore, my children cannot get a US Visitor Visa. This is not true! Kurt has never applied for an immigrant visa for my children. Kurt applied for the Fiance Visa for me in 2013 (six years ago) but not for my children to come with me (see Form I-864 in my immigration history). Since I am a US permanent resident, my children are eligible to apply for an immigrant visa. Immediately after this disappointing interview we contacted the US Consulate in Surabaya by email and here is what the Nonimmigrant Visa Unit told us, as we expected: "Being eligible for an immigrant visa by having a qualified relative who could petition for a person does not mean that they are ineligible for a nonimmigrant visa". The interviewer was wrong in saying that Kurt applied for immigrant visas and the interviewer was again wrong in saying that because I am a qualified relative to petition for immigration for my children then they are ineligible for a nonimmigrant visa.</text:p>
      <text:p text:style-name="Preformatted_20_Text"></text:p>
      <text:p text:style-name="Preformatted_20_Text">2) WHAT THE INTERVIEWER SAID ABOUT MY CHILDREN TIED TO AMERICA IS NOT TRUE:</text:p>
      <text:p text:style-name="Preformatted_20_Text">The interviewer had no basis for saying this because she would not let me speak or present the evidence. The main purpose of the interview is to present the evidence that my children will return to Indonesia after visiting me in America. However, The interviewer terminated the interview abruptly and would not allow me to explain or show the evidence that my children are completely tied to their home in Indonesia and not to America.</text:p>
      <text:p text:style-name="Preformatted_20_Text"></text:p>
      <text:p text:style-name="Preformatted_20_Text">-- The divorce agreement with the father, Piter, a businessman in Makassar, gives him full-time custody of my children</text:p>
      <text:p text:style-name="Preformatted_20_Text">-- Rayna and Levi have lived their entire lives in Makassar and near to aunts/uncles, cousins, grandmother</text:p>
      <text:p text:style-name="Preformatted_20_Text">-- Rayna and Levi have always attended Christian schools in Makassar, all of their family and friends are there except me</text:p>
      <text:p text:style-name="Preformatted_20_Text">-- Rayna and Levi love to go to school and are both active in the church</text:p>
      <text:p text:style-name="Preformatted_20_Text">-- They both get excellent grades including English</text:p>
      <text:p text:style-name="Preformatted_20_Text">-- Levi is a badminton athlete at school, he has a ministry as a drummer at the church</text:p>
      <text:p text:style-name="Preformatted_20_Text">-- Levi says that his motto in life is “I BORN IN INDONESIA, I MARRIED WITH INDONESIAN LADY AND I DIE IN INDONESIA”</text:p>
      <text:p text:style-name="Preformatted_20_Text">-- Rayna has just graduated from high school and has received a scholarship to attend college in Jakarta in the fall</text:p>
      <text:p text:style-name="Preformatted_20_Text">-- Rayna is one of the leaders in the student organization</text:p>
      <text:p text:style-name="Preformatted_20_Text">-- Rayna has a ministry as keyboardist at the church</text:p>
      <text:p text:style-name="Preformatted_20_Text">-- Rayna performs as a singer for events and sometimes gets paid for this</text:p>
      <text:p text:style-name="Preformatted_20_Text">-- Several times Rayna was featured on the local radio and in the local newspaper</text:p>
      <text:p text:style-name="Preformatted_20_Text">-- Rayna and Levi are tied to Indonesia! They will come to America only to visit me, their mother, sometimes during their school holidays.</text:p>
      <text:p text:style-name="Preformatted_20_Text">-- They will return to Indonesia after every visit because their family, social, religious and education life has always been there </text:p>
      <text:p text:style-name="Preformatted_20_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2:17:39.935882448</dc:date>
    <meta:editing-duration>PT1M30S</meta:editing-duration>
    <meta:editing-cycles>1</meta:editing-cycles>
    <meta:document-statistic meta:table-count="0" meta:image-count="0" meta:object-count="0" meta:page-count="1" meta:paragraph-count="28" meta:word-count="687" meta:character-count="3888" meta:non-whitespace-character-count="3194"/>
    <meta:generator>LibreOffice/6.0.7.3$Linux_X86_64 LibreOffice_project/00m0$Build-3</meta:generator>
  </office:meta>
</office:document-meta>
</file>